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5846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9882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6.735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ce1"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138in solid #000000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eeece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2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11"/>
        <table:table-column table:style-name="co4" table:default-cell-style-name="ce7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Nombre del Proyecto:</text:p>
          </table:table-cell>
          <table:table-cell table:style-name="ce7" office:value-type="string">
            <text:p>LispInterpreter</text:p>
          </table:table-cell>
          <table:table-cell table:number-columns-repeated="1022"/>
        </table:table-row>
        <table:table-row table:style-name="ro2">
          <table:table-cell office:value-type="string">
            <text:p>Nombres de los integrantes del grupo:</text:p>
          </table:table-cell>
          <table:table-cell table:style-name="ce7" office:value-type="string">
            <text:p>Marya Izquierdo, Esteban Ortiz, Juanfer Valdé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4">
          <table:table-cell table:style-name="ce2" office:value-type="string">
            <text:p>Aspectos a evaluar</text:p>
          </table:table-cell>
          <table:table-cell table:style-name="ce9" office:value-type="string">
            <text:p>Puntos del aspecto</text:p>
          </table:table-cell>
          <table:table-cell table:style-name="ce12" office:value-type="string">
            <text:p>Auto-evaluación</text:p>
          </table:table-cell>
          <table:table-cell table:style-name="ce9" office:value-type="string">
            <text:p>Evaluación del auxiliar</text:p>
          </table:table-cell>
          <table:table-cell table:style-name="ce1" office:value-type="string">
            <text:p>Comentarios del auxiliar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stilo de codificación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Existe documentación generada con Java Doc</text:p>
          </table:table-cell>
          <table:table-cell table:style-name="ce10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 office:value-type="string">
            <text:p>Utilizo identación adecuada para facilitar lectura</text:p>
          </table:table-cell>
          <table:table-cell table:style-name="ce10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En la versión del trunk (revisión 43), LispAtom,ParametersException,ParentesisException,LispList por ejemplo, mal indentado en algunos lados.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Utilizo nombres representativos para las variables y métodos</text:p>
          </table:table-cell>
          <table:table-cell table:style-name="ce10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5" office:value-type="float" office:value="2.5">
            <text:p>2.5</text:p>
          </table:table-cell>
          <table:table-cell table:style-name="ce17" office:value-type="string">
            <text:p>cAtomVerifier() =&gt; isCharAtom(), elementaryFunctions =&gt; predicates (en realidad &gt;=, &lt;=, etc son predicados), LispAtom =&gt; Atom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UML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Empleo diagramas de Caso de USO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Mis diagramas de clases muestra abstraccion y encapsulamiento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Utilizo diagramas de secuencia (para principales escenarios)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6" office:value-type="string">
            <text:p>Sólo considero 1 escenario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s diagramas me sirvieron como base para el desarrollo del proyecto</text:p>
          </table:table-cell>
          <table:table-cell table:style-name="ce10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>
            <text:p>Uso de pruebas unitarias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Conozco como usar el JUNIT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1.5">
            <text:p>1.5</text:p>
          </table:table-cell>
          <table:table-cell table:style-name="ce16" office:value-type="string">
            <text:p>No usaron métodos setUp() para crear instancias en general por ejemplo, o tearDown()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engo definidas pruebas unitarias 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5" office:value-type="float" office:value="5">
            <text:p>5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Corro todas las pruebas unitarias periódicamente</text:p>
          </table:table-cell>
          <table:table-cell table:style-name="ce10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Esto no sabría como calificarl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Uso del JCF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Empleo por lo menos dos clases del Java Collection Framework en mi programa</text:p>
          </table:table-cell>
          <table:table-cell table:style-name="ce10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5" office:value-type="float" office:value="6">
            <text:p>6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Se explica porque elegí estas clases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Se muestran la relación con estas clases en mi diagrama UML de Clases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Indico la complejidad en tiempo / espacio en el uso de estas clases O()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>
            <text:p>Utilización de SCM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Guardo frecuentemente versiones el repositorio de Subversion</text:p>
          </table:table-cell>
          <table:table-cell table:style-name="ce10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Existen varios artefactos en el repositorio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5" office:value-type="float" office:value="3.5">
            <text:p>3.5</text:p>
          </table:table-cell>
          <table:table-cell table:style-name="ce16" office:value-type="string">
            <text:p>Si, como archivos comprimidos para bajarlos, pero no en <text:span text:style-name="T1">el</text:span> repositorio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odos los miembros han guardado artefactos en el repositorio</text:p>
          </table:table-cell>
          <table:table-cell table:style-name="ce10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De 43 commits, 2 fueron de marya y el resto de Esteban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a última versión del código esta en el repositorio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La revisión 43 la compilé y es diferente al zip que bajé para probar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ideo sobre funcionamiento del programa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El video narra como emplear mi programa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El video muestra varios ejemplos del uso del programa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El video muestra los nombres de los integrantes del equipo de trabajo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>
            <text:p>Wiki del proyecto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La wiki indica donde bajar el software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Se indica como instalar el programa y requisitos (hardware/software)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.5">
            <text:p>0.5</text:p>
          </table:table-cell>
          <table:table-cell table:style-name="ce16" office:value-type="string">
            <text:p>Sólo link a repositorio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xiste indicaciones al usuario sobre como emplearlo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.5">
            <text:p>0.5</text:p>
          </table:table-cell>
          <table:table-cell table:style-name="ce16" office:value-type="string">
            <text:p>Sólo link a repositorio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ermite ver la documentación generada con Javadoc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Indica como reportar errores o pedir ayuda sobre el uso del programa.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.5">
            <text:p>0.5</text:p>
          </table:table-cell>
          <table:table-cell table:style-name="ce16" office:value-type="string">
            <text:p>Sólo link a repositori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i proyecto funciona</text:p>
          </table:table-cell>
          <table:table-cell table:style-name="ce10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Reconoce errores de sintáxis, como variables no existentes o paréntisis faltantes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Puede hacer operaciones aritméticas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5" office:value-type="float" office:value="5">
            <text:p>5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Implementa algunos predicados como LIST, ATOM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Probé (versión del zip) (atom 5) y (list '(1 2 3))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Puede definir funciones nuevas con parámetros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5" office:value-type="float" office:value="2.5">
            <text:p>2.5</text:p>
          </table:table-cell>
          <table:table-cell table:style-name="ce17" office:value-type="string">
            <text:p>Algunas las crea, pero no puedo probarlas! e.g. (defun sumar (x y) (+ x y)), si después pongo (sumar 5 6) no me sale nada. La del video si funciona. Si defino la función doble como en el video y la calculo primero para 2 me da 4 (bien) y después para 4, me da 4 (el resultado anterior). Tampoco permiten crear funciones sin argumentos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ermite asignar valores a variables</text:p>
          </table:table-cell>
          <table:table-cell table:style-name="ce10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Tiene operaciones condicionales, tales como COND o IF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5" office:value-type="float" office:value="2.5">
            <text:p>2.5</text:p>
          </table:table-cell>
          <table:table-cell table:style-name="ce16" office:value-type="string">
            <text:p>Probé con (if (&gt; 3 5) 4 5), y solo me salió “false” (revisado en el trunk y zip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a interfaz de mi programa es amigable y comprensible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6" office:value-type="string">
            <text:p>No hay menú/texto de ayuda.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Puntos extras!</text:p>
          </table:table-cell>
          <table:table-cell table:style-name="ce10"/>
          <table:table-cell table:style-name="ce13"/>
          <table:table-cell table:style-name="ce15"/>
          <table:table-cell table:number-columns-repeated="1020"/>
        </table:table-row>
        <table:table-row table:style-name="ro1">
          <table:table-cell table:style-name="ce4" office:value-type="string">
            <text:p>Branches.</text:p>
          </table:table-cell>
          <table:table-cell table:style-name="ce10"/>
          <table:table-cell table:style-name="ce13"/>
          <table:table-cell table:style-name="ce15"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TOTAL</text:p>
          </table:table-cell>
          <table:table-cell table:formula="of:=SUM([.B6:.B46])" office:value-type="float" office:value="100">
            <text:p>100</text:p>
          </table:table-cell>
          <table:table-cell table:style-name="ce8" table:formula="of:=SUM([.C6:.C46])" office:value-type="float" office:value="94">
            <text:p>94</text:p>
          </table:table-cell>
          <table:table-cell table:style-name="ce8" table:formula="of:=SUM([.D6:.D48])" office:value-type="float" office:value="79">
            <text:p>79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 table:print="false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 table:print="false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3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1">08/21/2010</text:date>, <text:time>12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21T12:09:23</dc:date>
    <dc:creator>Carlos Lopez</dc:creator>
    <meta:generator>OpenOffice.org/3.2$Linux OpenOffice.org_project/320m12$Build-9483</meta:generator>
    <meta:editing-duration>PT02H41M39S</meta:editing-duration>
    <meta:editing-cycles>14</meta:editing-cycles>
    <meta:document-statistic meta:table-count="3" meta:cell-count="171" meta:object-count="0"/>
  </office:meta>
</office:document-meta>
</file>